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052cm"/>
    </style:style>
    <style:style style:name="Tableau1.B" style:family="table-column">
      <style:table-column-properties style:column-width="13.94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c4e4" officeooo:paragraph-rsid="0004c4e4"/>
    </style:style>
    <style:style style:name="P2" style:family="paragraph" style:parent-style-name="Heading_20_2">
      <style:paragraph-properties fo:margin-top="0cm" fo:margin-bottom="0.247cm" style:contextual-spacing="false" fo:line-height="115%"/>
      <style:text-properties officeooo:rsid="0004c4e4"/>
    </style:style>
    <style:style style:name="P3" style:family="paragraph" style:parent-style-name="Text_20_body">
      <style:text-properties officeooo:rsid="0004c4e4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officeooo:rsid="0004c4e4"/>
    </style:style>
    <style:style style:name="P5" style:family="paragraph" style:parent-style-name="Text_20_body" style:list-style-name="L1">
      <style:text-properties officeooo:rsid="0004c4e4"/>
    </style:style>
    <style:style style:name="P6" style:family="paragraph" style:parent-style-name="Preformatted_20_Text" style:list-style-name="L1">
      <style:paragraph-properties fo:margin-top="0cm" fo:margin-bottom="0.247cm" style:contextual-spacing="false" fo:line-height="115%"/>
      <style:text-properties officeooo:rsid="0004c4e4"/>
    </style:style>
    <style:style style:name="P7" style:family="paragraph" style:parent-style-name="Preformatted_20_Text" style:list-style-name="L1">
      <style:paragraph-properties fo:margin-top="0cm" fo:margin-bottom="0.247cm" style:contextual-spacing="false" fo:line-height="115%"/>
      <style:text-properties officeooo:rsid="0004c4e4" officeooo:paragraph-rsid="0007a09e"/>
    </style:style>
    <style:style style:name="P8" style:family="paragraph" style:parent-style-name="Horizontal_20_Line">
      <style:paragraph-properties fo:margin-top="0cm" fo:margin-bottom="0.247cm" style:contextual-spacing="false" fo:line-height="115%"/>
      <style:text-properties officeooo:rsid="0004c4e4"/>
    </style:style>
    <style:style style:name="P9" style:family="paragraph" style:parent-style-name="Preformatted_20_Text">
      <style:paragraph-properties fo:margin-top="0cm" fo:margin-bottom="0.247cm" style:contextual-spacing="false" fo:line-height="115%"/>
      <style:text-properties officeooo:rsid="0004c4e4"/>
    </style:style>
    <style:style style:name="P10" style:family="paragraph" style:parent-style-name="Text_20_body" style:list-style-name="L2">
      <style:text-properties officeooo:rsid="0004c4e4"/>
    </style:style>
    <style:style style:name="P11" style:family="paragraph" style:parent-style-name="Preformatted_20_Text" style:list-style-name="L2">
      <style:paragraph-properties fo:margin-top="0cm" fo:margin-bottom="0.247cm" style:contextual-spacing="false" fo:line-height="115%"/>
      <style:text-properties officeooo:rsid="0004c4e4"/>
    </style:style>
    <style:style style:name="P12" style:family="paragraph" style:parent-style-name="Text_20_body" style:list-style-name="L3">
      <style:text-properties officeooo:rsid="0004c4e4"/>
    </style:style>
    <style:style style:name="P13" style:family="paragraph" style:parent-style-name="Text_20_body" style:list-style-name="L4">
      <style:text-properties officeooo:rsid="0004c4e4"/>
    </style:style>
    <style:style style:name="P14" style:family="paragraph" style:parent-style-name="Text_20_body">
      <style:text-properties officeooo:rsid="0004c4e4" officeooo:paragraph-rsid="0004c4e4"/>
    </style:style>
    <style:style style:name="T1" style:family="text">
      <style:text-properties officeooo:rsid="00053ef2"/>
    </style:style>
    <style:style style:name="T2" style:family="text">
      <style:text-properties style:text-underline-style="solid" style:text-underline-width="auto" style:text-underline-color="font-color" officeooo:rsid="00053ef2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7a09e" fo:background-color="#ffff00" loext:char-shading-value="0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05b91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 de traitement de script sous Tasker</text:p>
      <text:p text:style-name="P1"/>
      <text:h text:style-name="P2" text:outline-level="2">⚙️ Étape 1 : Lancer le script depuis Tasker</text:h>
      <text:p text:style-name="P3">Tu as deux choix valides :</text:p>
      <text:h text:style-name="P4" text:outline-level="3">Option A — Plugin <text:span text:style-name="Strong_20_Emphasis">Termux:Tasker</text:span> <text:span text:style-name="Emphasis">(simple et direct)</text:span></text:h>
      <text:list text:style-name="L1">
        <text:list-item>
          <text:p text:style-name="P5"><text:span text:style-name="Strong_20_Emphasis">Tasker → Nouvelle tâche → + → Plugin → Termux:Tasker → Run Command</text:span></text:p>
        </text:list-item>
        <text:list-item>
          <text:p text:style-name="P5">Appuie sur ✏️ pour configurer :</text:p>
          <text:list>
            <text:list-item>
              <text:p text:style-name="P5"><text:span text:style-name="Strong_20_Emphasis">Command</text:span> : → <text:span text:style-name="T1">p</text:span><text:span text:style-name="T2">récéder l’adresse par la commande bash </text:span><text:span text:style-name="T1">pour indiquer utilisé shell (pas fichier binaire)</text:span></text:p>
              <text:p text:style-name="P6"><text:span text:style-name="Source_20_Text"><text:span text:style-name="T3">bash /data/data/com.termux/files/home/scripts_RZ_SE/connectDoro_v2.sh</text:span></text:span></text:p>
            </text:list-item>
            <text:list-item>
              <text:p text:style-name="P7"><text:span text:style-name="Source_20_Text"><text:span text:style-name="T4">ou suivant le cas : ~/scripts_RZ_SE/connectDoro_v2.sh<text:line-break/></text:span></text:span></text:p>
            </text:list-item>
            <text:list-item>
              <text:p text:style-name="P5">Coche <text:span text:style-name="Strong_20_Emphasis">“Run in background”</text:span> si tu veux éviter l’ouverture de Termux.</text:p>
            </text:list-item>
          </text:list>
        </text:list-item>
        <text:list-item>
          <text:p text:style-name="P5">Sauvegarde.</text:p>
        </text:list-item>
      </text:list>
      <text:h text:style-name="P4" text:outline-level="3">Option B — via <text:span text:style-name="Strong_20_Emphasis">Send Intent (Termux:API)</text:span> <text:span text:style-name="Emphasis">(plus flexible si tu veux le résultat directement)</text:span></text:h>
      <text:p text:style-name="P3">Action Tasker :<text:line-break/><text:span text:style-name="Strong_20_Emphasis">Système → Envoyer un Intent</text:span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.A1" office:value-type="string">
            <text:p text:style-name="Table_20_Contents">Action</text:p>
          </table:table-cell>
          <table:table-cell table:style-name="Tableau1.A1" office:value-type="string">
            <text:p text:style-name="Table_20_Contents"><text:span text:style-name="Source_20_Text">com.termux.RUN_COMMAND</text:span></text:p>
          </table:table-cell>
        </table:table-row>
        <table:table-row>
          <table:table-cell table:style-name="Tableau1.A1" office:value-type="string">
            <text:p text:style-name="Table_20_Contents">Extra</text:p>
          </table:table-cell>
          <table:table-cell table:style-name="Tableau1.A1" office:value-type="string">
            <text:p text:style-name="Table_20_Contents"><text:span text:style-name="Source_20_Text">com.termux.RUN_COMMAND_PATH:/data/data/com.termux/files/home/scripts_RZ_SE/connectDoro_v2.sh</text:span></text:p>
          </table:table-cell>
        </table:table-row>
        <table:table-row>
          <table:table-cell table:style-name="Tableau1.A1" office:value-type="string">
            <text:p text:style-name="Table_20_Contents">Extra</text:p>
          </table:table-cell>
          <table:table-cell table:style-name="Tableau1.A1" office:value-type="string">
            <text:p text:style-name="Table_20_Contents"><text:span text:style-name="Source_20_Text">com.termux.RUN_COMMAND_BACKGROUND:true</text:span></text:p>
          </table:table-cell>
        </table:table-row>
        <table:table-row>
          <table:table-cell table:style-name="Tableau1.A1" office:value-type="string">
            <text:p text:style-name="Table_20_Contents">Package</text:p>
          </table:table-cell>
          <table:table-cell table:style-name="Tableau1.A1" office:value-type="string">
            <text:p text:style-name="Table_20_Contents"><text:span text:style-name="Source_20_Text">com.termux</text:span></text:p>
          </table:table-cell>
        </table:table-row>
        <table:table-row>
          <table:table-cell table:style-name="Tableau1.A1" office:value-type="string">
            <text:p text:style-name="Table_20_Contents">Class</text:p>
          </table:table-cell>
          <table:table-cell table:style-name="Tableau1.A1" office:value-type="string">
            <text:p text:style-name="Table_20_Contents"><text:span text:style-name="Source_20_Text">com.termux.app.RunCommandService</text:span></text:p>
          </table:table-cell>
        </table:table-row>
        <table:table-row>
          <table:table-cell table:style-name="Tableau1.A1" office:value-type="string">
            <text:p text:style-name="Table_20_Contents">Target</text:p>
          </table:table-cell>
          <table:table-cell table:style-name="Tableau1.A1" office:value-type="string">
            <text:p text:style-name="Table_20_Contents"><text:span text:style-name="Source_20_Text">Service</text:span></text:p>
          </table:table-cell>
        </table:table-row>
        <table:table-row>
          <table:table-cell table:style-name="Tableau1.A1" office:value-type="string">
            <text:p text:style-name="Table_20_Contents">(Optionnel) Wait for result</text:p>
          </table:table-cell>
          <table:table-cell table:style-name="Tableau1.A1" office:value-type="string">
            <text:p text:style-name="Table_20_Contents">✅ si tu veux attendre la fin avant la suite</text:p>
          </table:table-cell>
        </table:table-row>
      </table:table>
      <text:p text:style-name="P3">✅ <text:span text:style-name="Strong_20_Emphasis">Je te recommande le plugin “Termux:Tasker”</text:span> : c’est plus simple à maintenir.</text:p>
      <text:p text:style-name="P8"/>
      <text:h text:style-name="P2" text:outline-level="2">⚙️ Étape 2 : Lire les variables générées</text:h>
      <text:p text:style-name="P3">Ton script crée le fichier :</text:p>
      <text:p text:style-name="P9"><text:span text:style-name="Source_20_Text">scripts_RZ_SE_network_context.txt</text:span></text:p>
      <text:p text:style-name="P3"><text:soft-page-break/>qui contient des lignes du type :</text:p>
      <text:p text:style-name="P9"><text:span text:style-name="Source_20_Text">STATUS=connected</text:span></text:p>
      <text:p text:style-name="P9"><text:span text:style-name="Source_20_Text">SSID=Maison_WiFi</text:span></text:p>
      <text:p text:style-name="P9"><text:span text:style-name="Source_20_Text">IP_LOCAL=192.168.1.42</text:span></text:p>
      <text:p text:style-name="P9"><text:span text:style-name="Source_20_Text">CONTEXT=maison</text:span></text:p>
      <text:p text:style-name="P9"><text:span text:style-name="Source_20_Text">BROKER=192.168.1.50</text:span></text:p>
      <text:p text:style-name="P3">Tu peux le lire directement dans Tasker.</text:p>
      <text:h text:style-name="P4" text:outline-level="3">🔧 Action suivante dans ta tâche :</text:h>
      <text:p text:style-name="P3"><text:span text:style-name="Strong_20_Emphasis">Code → Lire un fichier (Read File)</text:span><text:line-break/>ou, si tu veux le faire en script Tasker, ajoute :</text:p>
      <text:p text:style-name="P9"><text:span text:style-name="Source_20_Text"># Action Tasker : Exécuter un shell</text:span></text:p>
      <text:p text:style-name="P9"><text:span text:style-name="Source_20_Text">input_file="/data/data/com.termux/files/home/Scripts_RZ_Local/network_context.txt"</text:span></text:p>
      <text:p text:style-name="P9"><text:span text:style-name="Source_20_Text">cat "$input_file"</text:span></text:p>
      <text:p text:style-name="P3">et coche “Sortie dans %result”.</text:p>
      <text:p text:style-name="P3">Mais mieux encore :</text:p>
      <text:h text:style-name="P4" text:outline-level="3">🔧 <text:span text:style-name="T3">Méthode native Tasker :</text:span></text:h>
      <text:list text:style-name="L2">
        <text:list-item>
          <text:p text:style-name="P10"><text:span text:style-name="Strong_20_Emphasis"><text:span text:style-name="T3">Action : Fichier → Lire fichier</text:span></text:span></text:p>
          <text:list>
            <text:list-item>
              <text:p text:style-name="P10"><text:span text:style-name="Strong_20_Emphasis">Fichier</text:span> : <text:span text:style-name="Source_20_Text">/</text:span><text:span text:style-name="Source_20_Text"><text:span text:style-name="T5">data/data/com.termux/files/home/Scripts_RZ_Local/network_context.tx</text:span></text:span><text:span text:style-name="Source_20_Text">t<text:line-break/>/storage/emulated/0/scripts_RZ_SE_network_context.txt<text:line-break/></text:span><text:span text:style-name="Source_20_Text"><text:span text:style-name="T6">Pourquoi ce chemin . Pour que le fichier soit lisible on reste dans android (et pour une raison inconnue il prèfère emulated/0 à shared)<text:line-break/>comme ici il ne peut lire depuis termux(seulement executer), on copie le fichier dont on va récupérer des valeurs dans la racine de storage.</text:span></text:span></text:p>
            </text:list-item>
            <text:list-item>
              <text:p text:style-name="P10"><text:span text:style-name="Source_20_Text"/></text:p>
            </text:list-item>
            <text:list-item>
              <text:p text:style-name="P10"><text:span text:style-name="Strong_20_Emphasis">Variable de sortie</text:span> : <text:span text:style-name="Source_20_Text">%netcontext</text:span></text:p>
            </text:list-item>
          </text:list>
        </text:list-item>
        <text:list-item>
          <text:p text:style-name="P10">Ajoute ensuite une <text:span text:style-name="Strong_20_Emphasis">action Code → Exécuter JavaScriptlet</text:span> :</text:p>
          <text:p text:style-name="P11"><text:span text:style-name="Source_20_Text">var lines = global("netcontext").split("\n");</text:span></text:p>
          <text:p text:style-name="P11"><text:span text:style-name="Source_20_Text">for (var i=0; i&lt;lines.length; i++) {</text:span></text:p>
          <text:p text:style-name="P11"><text:span text:style-name="Source_20_Text"><text:s text:c="2"/>var parts = lines[i].split("=");</text:span></text:p>
          <text:p text:style-name="P11"><text:span text:style-name="Source_20_Text"><text:s text:c="2"/>if (parts.length == 2) {</text:span></text:p>
          <text:p text:style-name="P11"><text:span text:style-name="Source_20_Text"><text:s text:c="4"/>setGlobal(parts[0], parts[1]);</text:span></text:p>
          <text:p text:style-name="P11"><text:span text:style-name="Source_20_Text"><text:s text:c="2"/>}</text:span></text:p>
          <text:p text:style-name="P11"><text:soft-page-break/><text:span text:style-name="Source_20_Text">}</text:span></text:p>
          <text:p text:style-name="P10">🔸 Cela va transformer les lignes du fichier en variables Tasker globales :<text:line-break/><text:span text:style-name="Source_20_Text">%STATUS</text:span>, <text:span text:style-name="Source_20_Text">%SSID</text:span>, <text:span text:style-name="Source_20_Text">%IP_LOCAL</text:span>, <text:span text:style-name="Source_20_Text">%CONTEXT</text:span>, <text:span text:style-name="Source_20_Text">%BROKER</text:span></text:p>
        </text:list-item>
      </text:list>
      <text:p text:style-name="P8"/>
      <text:h text:style-name="P2" text:outline-level="2">✅ Étape 3 : Utiliser les variables dans tes scènes</text:h>
      <text:p text:style-name="P3">Une fois le script lu et les variables définies :</text:p>
      <text:list text:style-name="L3">
        <text:list-item>
          <text:p text:style-name="P12"><text:span text:style-name="Source_20_Text">%SSID</text:span> → nom du Wi-Fi actuel</text:p>
        </text:list-item>
        <text:list-item>
          <text:p text:style-name="P12"><text:span text:style-name="Source_20_Text">%IP_LOCAL</text:span> → IP locale</text:p>
        </text:list-item>
        <text:list-item>
          <text:p text:style-name="P12"><text:span text:style-name="Source_20_Text">%CONTEXT</text:span> → ton type de réseau (maison, hotspot…)</text:p>
        </text:list-item>
        <text:list-item>
          <text:p text:style-name="P12"><text:span text:style-name="Source_20_Text">%BROKER</text:span> → adresse MQTT cible</text:p>
        </text:list-item>
      </text:list>
      <text:p text:style-name="P3">Tu peux les afficher dans une <text:span text:style-name="Strong_20_Emphasis">Scène Tasker</text:span> (Text element → “Text = %SSID” etc.)<text:line-break/>ou les exploiter dans d’autres profils.</text:p>
      <text:p text:style-name="P8"/>
      <text:h text:style-name="P2" text:outline-level="2">🔍 Résumé de la chaîne complète</text:h>
      <text:p text:style-name="P9"><text:span text:style-name="Source_20_Text">[Tasker: Plugin Termux:Tasker]</text:span></text:p>
      <text:p text:style-name="P9"><text:span text:style-name="Source_20_Text"><text:s text:c="3"/>↓</text:span></text:p>
      <text:p text:style-name="P9"><text:span text:style-name="Source_20_Text">Exécute connectDoro_v2.sh dans Termux</text:span></text:p>
      <text:p text:style-name="P9"><text:span text:style-name="Source_20_Text"><text:s text:c="3"/>↓</text:span></text:p>
      <text:p text:style-name="P9"><text:span text:style-name="Source_20_Text">Le script met à jour ~/Scripts_RZ_Local/network_context.txt</text:span></text:p>
      <text:p text:style-name="P9"><text:span text:style-name="Source_20_Text"><text:s text:c="3"/>↓</text:span></text:p>
      <text:p text:style-name="P9"><text:span text:style-name="Source_20_Text">[Tasker: Lire fichier + JSlet]</text:span></text:p>
      <text:p text:style-name="P9"><text:span text:style-name="Source_20_Text"><text:s text:c="3"/>↓</text:span></text:p>
      <text:p text:style-name="P9"><text:span text:style-name="Source_20_Text">Crée les variables %SSID, %CONTEXT, etc.</text:span></text:p>
      <text:p text:style-name="P9"><text:span text:style-name="Source_20_Text"><text:s text:c="3"/>↓</text:span></text:p>
      <text:p text:style-name="P9"><text:span text:style-name="Source_20_Text">[Tasker: Scène ou logique]</text:span></text:p>
      <text:p text:style-name="P9"><text:span text:style-name="Source_20_Text"><text:s text:c="3"/>↓</text:span></text:p>
      <text:p text:style-name="P9"><text:span text:style-name="Source_20_Text">Affiche les infos réseau / MQTT</text:span></text:p>
      <text:p text:style-name="P8"/>
      <text:h text:style-name="P2" text:outline-level="2">🧠 Bonus : test rapide de fonctionnement</text:h>
      <text:p text:style-name="P3">Tu peux forcer une notification depuis le script à la fin pour vérifier :</text:p>
      <text:p text:style-name="P9"><text:span text:style-name="Source_20_Text">termux-notification --title "connectDoro_v2.sh" --content "Contexte réseau mis à jour : $CONTEXT"</text:span></text:p>
      <text:p text:style-name="P3">(à ajouter juste avant la fin du script)</text:p>
      <text:p text:style-name="P8"/>
      <text:p text:style-name="P3"><text:soft-page-break/>Souhaites-tu que je te fournisse le <text:span text:style-name="Strong_20_Emphasis">modèle complet de tâche Tasker</text:span> (au format export <text:span text:style-name="Source_20_Text">.tsk.xml</text:span>) contenant :</text:p>
      <text:list text:style-name="L4">
        <text:list-item>
          <text:p text:style-name="P13">l’appel du script via Termux:Tasker,</text:p>
        </text:list-item>
        <text:list-item>
          <text:p text:style-name="P13">la lecture du fichier <text:span text:style-name="Source_20_Text">network_context.txt</text:span>,</text:p>
        </text:list-item>
        <text:list-item>
          <text:p text:style-name="P13">et la création automatique des variables Tasker ?</text:p>
        </text:list-item>
      </text:list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0:46:17.570290300</meta:creation-date>
    <meta:generator>LibreOffice/25.8.2.2$Windows_X86_64 LibreOffice_project/d401f2107ccab8f924a8e2df40f573aab7605b6f</meta:generator>
    <dc:date>2025-10-29T10:46:17.363486200</dc:date>
    <meta:editing-duration>P1DT7H49M22S</meta:editing-duration>
    <meta:editing-cycles>5</meta:editing-cycles>
    <meta:document-statistic meta:table-count="1" meta:image-count="0" meta:object-count="0" meta:page-count="4" meta:paragraph-count="90" meta:word-count="549" meta:character-count="3654" meta:non-whitespace-character-count="3184"/>
  </office:meta>
</office:document-meta>
</file>